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CTRCryp" table:style-name="ta1">
        <table:shapes>
          <draw:frame draw:z-index="0" draw:style-name="gr1" draw:text-style-name="P1" svg:width="21.408cm" svg:height="12.032cm" svg:x="0cm" svg:y="100.431cm">
            <draw:object draw:notify-on-update-of-ranges="01CTRCryp.B1:01CTRCryp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26" calcext:value-type="float">
            <text:p>1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5T14:07:41.288000000</dc:date>
    <meta:editing-duration>PT4H29M36S</meta:editing-duration>
    <meta:editing-cycles>1</meta:editing-cycles>
    <meta:document-statistic meta:table-count="1" meta:cell-count="512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09cm" svg:height="12.033cm" xlink:href=".." xlink:type="simple" chart:class="chart:bar" chart:style-name="ch1">
        <chart:title svg:x="7.776cm" svg:y="0.376cm" chart:style-name="ch2">
          <text:p>Histogramme montagne.pgm</text:p>
        </chart:title>
        <chart:subtitle svg:x="10.224cm" svg:y="1.395cm" chart:style-name="ch3">
          <text:p>CTR</text:p>
        </chart:subtitle>
        <chart:plot-area chart:style-name="ch4" table:cell-range-address="01CTRCryp.B1:01CTRCryp.B256" svg:x="1.439cm" svg:y="2.318cm" svg:width="19.542cm" svg:height="8.494cm">
          <chart:coordinate-region svg:x="2.431cm" svg:y="2.439cm" svg:width="18.55cm" svg:height="7.371cm"/>
          <chart:axis chart:dimension="x" chart:name="primary-x" chart:style-name="ch5">
            <chart:title svg:x="10.61cm" svg:y="11.052cm" chart:style-name="ch6">
              <text:p>nuance</text:p>
            </chart:title>
          </chart:axis>
          <chart:axis chart:dimension="y" chart:name="primary-y" chart:style-name="ch7">
            <chart:title svg:x="0.451cm" svg:y="7.323cm" chart:style-name="ch8">
              <text:p>nb_pixels</text:p>
            </chart:title>
            <chart:grid chart:style-name="ch9" chart:class="major"/>
          </chart:axis>
          <chart:series chart:style-name="ch10" chart:values-cell-range-address="01CTRCryp.B1:01CTRCryp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6">
                <text:p>1036</text:p>
                <draw:g>
                  <svg:desc>01CTRCryp.B1:01CTRCryp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